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8caf2"/>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language="nb" fo:country="NO" style:language-asian="en" style:country-asian="US"/>
    </style:style>
    <style:style style:name="P8" style:family="paragraph" style:parent-style-name="Chapter_20_Title" style:master-page-name="First_20_Page">
      <style:paragraph-properties style:page-number="auto"/>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ent-style-name="Text_20_body">
      <style:text-properties officeooo:paragraph-rsid="0018caf2"/>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style:language-asian="en" style:country-asian="US" style:font-name-complex="Times" text:display="true"/>
    </style:style>
    <style:style style:name="T8" style:family="text">
      <style:text-properties fo:letter-spacing="-0.0091in"/>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fo:language="en" fo:country="US"/>
    </style:style>
    <style:style style:name="T12" style:family="text">
      <style:text-properties fo:language="en" fo:country="US" officeooo:rsid="0018caf2"/>
    </style:style>
    <style:style style:name="T13" style:family="text">
      <style:text-properties style:font-name="Utopia-Italic" fo:language="en" fo:country="US" style:font-name-complex="Utopia-Italic"/>
    </style:style>
    <style:style style:name="T14" style:family="text">
      <style:text-properties style:font-name="Utopia-Italic" fo:language="en" fo:country="US" fo:font-style="italic" style:font-style-asian="italic" style:font-name-complex="Utopia-Italic" style:font-style-complex="italic"/>
    </style:style>
    <style:style style:name="T15" style:family="text">
      <style:text-properties style:font-name-complex="Utopia-Italic"/>
    </style:style>
    <style:style style:name="T16" style:family="text">
      <style:text-properties style:font-name="TheSansMonoCondensed-Bold" fo:language="en" fo:country="US" fo:font-weight="bold" style:font-weight-asian="bold" style:font-name-complex="TheSansMonoCondensed-Bold" style:font-weight-complex="bold"/>
    </style:style>
    <style:style style:name="T17" style:family="text">
      <style:text-properties style:font-name="TheSansMonoCondensed-Bold" fo:language="en" fo:country="US" style:font-name-complex="TheSansMonoCondensed-Bold"/>
    </style:style>
    <style:style style:name="T18" style:family="text">
      <style:text-properties style:font-name="TheSansMonoCondensed-SemiLightI" style:font-name-complex="TheSansMonoCondensed-SemiLightI"/>
    </style:style>
    <style:style style:name="T19" style:family="text">
      <style:text-properties style:font-name="Utopia-Bold" fo:language="en" fo:country="US" style:font-name-complex="Utopia-Bold"/>
    </style:style>
    <style:style style:name="T20" style:family="text">
      <style:text-properties officeooo:rsid="0018caf2"/>
    </style:style>
    <style:style style:name="T2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0295104" text:id="ct80295104">
          <text:deletion>
            <office:change-info>
              <dc:creator>Ray Lischner</dc:creator>
              <dc:date>2013-10-27T21:07:00</dc:date>
            </office:change-info>
            <text:p text:style-name="P1">
<text:span text:style-name="T1">if you write</text:span>
</text:p>
          </text:deletion>
        </text:changed-region>
        <text:changed-region xml:id="ct83281936" text:id="ct83281936">
          <text:insertion>
            <office:change-info>
              <dc:creator>Ray Lischner</dc:creator>
              <dc:date>2013-10-27T21:07:00</dc:date>
            </office:change-info>
          </text:insertion>
        </text:changed-region>
        <text:changed-region xml:id="ct99196320" text:id="ct99196320">
          <text:insertion>
            <office:change-info>
              <dc:creator>Ray Lischner</dc:creator>
              <dc:date>2013-10-27T21:08:00</dc:date>
            </office:change-info>
          </text:insertion>
        </text:changed-region>
        <text:changed-region xml:id="ct87974592" text:id="ct87974592">
          <text:deletion>
            <office:change-info>
              <dc:creator>Ray Lischner</dc:creator>
              <dc:date>2013-10-27T21:07:00</dc:date>
            </office:change-info>
            <text:p text:style-name="Text_20_body">
<text:span text:style-name="T1">t</text:span>
</text:p>
          </text:deletion>
        </text:changed-region>
        <text:changed-region xml:id="ct92476672" text:id="ct92476672">
          <text:deletion>
            <office:change-info>
              <dc:creator>Ray Lischner</dc:creator>
              <dc:date>2013-10-27T21:08:00</dc:date>
            </office:change-info>
            <text:p text:style-name="Text_20_body">
<text:span text:style-name="T1">he compiler sees that </text:span>
<text:span text:style-name="Code_20_Inline">
<text:span text:style-name="T1">x</text:span>
</text:span>
<text:span text:style-name="T1"> has type </text:span>
<text:span text:style-name="Code_20_Inline">
<text:span text:style-name="T1">int</text:span>
</text:span>
<text:span text:style-name="T1">, so it substitutes </text:span>
<text:span text:style-name="Code_20_Inline">
<text:span text:style-name="T1">int</text:span>
</text:span>
<text:span text:style-name="T1"> for </text:span>
<text:span text:style-name="Code_20_Inline">
<text:span text:style-name="T1">T</text:span>
</text:span>
<text:span text:style-name="T1">. </text:span>
</text:p>
          </text:deletion>
        </text:changed-region>
        <text:changed-region xml:id="ct99624080" text:id="ct99624080">
          <text:insertion>
            <office:change-info>
              <dc:creator>Ray Lischner</dc:creator>
              <dc:date>2013-10-27T21:08:00</dc:date>
            </office:change-info>
          </text:insertion>
        </text:changed-region>
        <text:changed-region xml:id="ct92084976" text:id="ct92084976">
          <text:deletion>
            <office:change-info>
              <dc:creator>Ray Lischner</dc:creator>
              <dc:date>2013-10-27T21:08:00</dc:date>
            </office:change-info>
            <text:p text:style-name="Text_20_body">
<text:span text:style-name="T1">.</text:span>
</text:p>
          </text:deletion>
        </text:changed-region>
        <text:changed-region xml:id="ct99631904" text:id="ct99631904">
          <text:insertion>
            <office:change-info>
              <dc:creator>Ray Lischner</dc:creator>
              <dc:date>2013-10-27T21:08:00</dc:date>
            </office:change-info>
          </text:insertion>
        </text:changed-region>
        <text:changed-region xml:id="ct92232304" text:id="ct92232304">
          <text:deletion>
            <office:change-info>
              <dc:creator>Ray Lischner</dc:creator>
              <dc:date>2013-10-27T21:08:00</dc:date>
            </office:change-info>
            <text:p text:style-name="Text_20_body">
<text:span text:style-name="T1">.</text:span>
</text:p>
          </text:deletion>
        </text:changed-region>
        <text:changed-region xml:id="ct80817584" text:id="ct80817584">
          <text:insertion>
            <office:change-info>
              <dc:creator>Ray Lischner</dc:creator>
              <dc:date>2013-10-27T21:08:00</dc:date>
            </office:change-info>
          </text:insertion>
        </text:changed-region>
        <text:changed-region xml:id="ct99935840" text:id="ct99935840">
          <text:insertion>
            <office:change-info>
              <dc:creator>Ray Lischner</dc:creator>
              <dc:date>2013-10-27T21:09:00</dc:date>
            </office:change-info>
          </text:insertion>
        </text:changed-region>
        <text:changed-region xml:id="ct103618736" text:id="ct103618736">
          <text:format-change>
            <office:change-info>
              <dc:creator>Ray Lischner</dc:creator>
              <dc:date>2013-10-27T21:20:00</dc:date>
            </office:change-info>
          </text:format-change>
        </text:changed-region>
        <text:changed-region xml:id="ct101008880" text:id="ct101008880">
          <text:format-change>
            <office:change-info>
              <dc:creator>Ray Lischner</dc:creator>
              <dc:date>2013-10-27T21:20:00</dc:date>
            </office:change-info>
          </text:format-change>
        </text:changed-region>
        <text:changed-region xml:id="ct101558464" text:id="ct101558464">
          <text:format-change>
            <office:change-info>
              <dc:creator>Ray Lischner</dc:creator>
              <dc:date>2013-10-27T21:20:00</dc:date>
            </office:change-info>
          </text:format-change>
        </text:changed-region>
        <text:changed-region xml:id="ct82484576" text:id="ct82484576">
          <text:deletion>
            <office:change-info>
              <dc:creator>Ray Lischner</dc:creator>
              <dc:date>2013-10-27T21:22:00</dc:date>
            </office:change-info>
            <text:p text:style-name="Body_20_Text_20_First">.</text:p>
          </text:deletion>
        </text:changed-region>
        <text:changed-region xml:id="ct100245616" text:id="ct100245616">
          <text:insertion>
            <office:change-info>
              <dc:creator>Ray Lischner</dc:creator>
              <dc:date>2013-10-27T21:22:00</dc:date>
            </office:change-info>
          </text:insertion>
        </text:changed-region>
        <text:changed-region xml:id="ct105493776" text:id="ct105493776">
          <text:deletion>
            <office:change-info>
              <dc:creator>Ray Lischner</dc:creator>
              <dc:date>2013-10-27T21:22:00</dc:date>
            </office:change-info>
            <text:p text:style-name="Text_20_body">
<text:span text:style-name="T1">.</text:span>
</text:p>
          </text:deletion>
        </text:changed-region>
        <text:changed-region xml:id="ct104322912" text:id="ct104322912">
          <text:insertion>
            <office:change-info>
              <dc:creator>Ray Lischner</dc:creator>
              <dc:date>2013-10-27T2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unction<text:span text:style-name="Comment_20_Reference"><text:span text:style-name="T6"><office:annotation><dc:creator>Fabio Claudio Ferracchiati</dc:creator><dc:date>2013-10-08T14:03:00</dc:date><text:p text:style-name="P11"><text:span text:style-name="T21">The chapter is well written and accurate but as in other chapters it is incomplete about the code shown. Almost all the code here is not testable because missing external include files.</text:span></text:p></office:annotation></text:span></text:span> Templates</text:p>
      <text:p text:style-name="Body_20_Text_20_First"><text:span text:style-name="T8">Y</text:span>ou saw in Exploration 24 that the magic of overloading lets C++ implement an improved interface to the absolute value function. Instead, of three different names (<text:span text:style-name="Code_20_Inline">abs</text:span>, <text:span text:style-name="Code_20_Inline">labs</text:span>, and <text:span text:style-name="Code_20_Inline">fabs</text:span>), C++ has a single name for all three functions. Overloading helps the programmer who needs to call the <text:span text:style-name="Code_20_Inline">abs</text:span> function, but it doesn’t help the implementor much, who still has to write three separate functions that all look and act the same. Wouldn’t it be nice if the library author could write the <text:span text:style-name="Code_20_Inline">abs</text:span> function once instead of three times? After all, the three implementations may be identical, differing only in the return type and parameter type. This Exploration introduces this style of programming, called generic programming.</text:p>
      <text:h text:style-name="Heading_20_1" text:outline-level="1">Generic Functions</text:h>
      <text:p text:style-name="Body_20_Text_20_First">Sometimes, you want to provide overloaded functions for integer and floating-point types, but the implementation is essentially the same. Absolute value is one example; for any type <text:span text:style-name="Code_20_Inline">T</text:span>, the function looks the same (I’m using the name <text:span text:style-name="Code_20_Inline">absval</text:span> to avoid any confusion or conflict with the standard library’s <text:span text:style-name="Code_20_Inline">abs</text:span>), as shown in Listing 48-1.</text:p>
      <text:p text:style-name="Code_20_Caption"><text:span text:style-name="T9">Listing 48-1.</text:span> Writing an Absolute Value Function</text:p>
      <text:p text:style-name="Code">T absval(T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
<text:span text:style-name="T1">Substitute </text:span>
<text:span text:style-name="Code_20_Inline">
<text:span text:style-name="T1">int</text:span>
</text:span>
<text:span text:style-name="T1"> for </text:span>
<text:span text:style-name="Code_20_Inline">
<text:span text:style-name="T1">T</text:span>
</text:span>
<text:span text:style-name="T1">, </text:span>
<text:span text:style-name="Code_20_Inline">
<text:span text:style-name="T1">double</text:span>
</text:span>
<text:span text:style-name="T1"> for </text:span>
<text:span text:style-name="Code_20_Inline">
<text:span text:style-name="T1">T</text:span>
</text:span>
<text:span text:style-name="T1">, or use any other numeric type. You can even substitute </text:span>
<text:span text:style-name="Code_20_Inline">
<text:span text:style-name="T1">rational</text:span>
</text:span>
<text:span text:style-name="T1"> for </text:span>
<text:span text:style-name="Code_20_Inline">
<text:span text:style-name="T1">T</text:span>
</text:span>
<text:span text:style-name="T1">, and the </text:span>
<text:span text:style-name="Code_20_Inline">
<text:span text:style-name="T1">absval</text:span>
</text:span>
<text:span text:style-name="T1"> function still works the way you expect it to. So why waste your precious time writing, rewriting, and re-rewriting the same function? With a simple addition to the function definition, you can turn the function into a generic function, that is, a function that works with any suitable type </text:span>
<text:span text:style-name="Code_20_Inline">
<text:span text:style-name="T1">T</text:span>
</text:span>
<text:span text:style-name="T1">, which you can see in Listing 48-2.</text:span>
</text:p>
      <text:p text:style-name="Code_20_Caption"><text:span text:style-name="T9">Listing 48-2.</text:span> Writing a Function Template</text:p>
      <text:p text:style-name="Code">
<text:span text:style-name="Code_20_Bold">
<text:span text:style-name="T5">template&lt;class T&gt;</text:span>
</text:span>
</text:p>
      <text:p text:style-name="Code">T absval(T x)</text:p>
      <text:p text:style-name="Code"><text:soft-page-break/>{</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
<text:span text:style-name="T1">The first line is the key. The </text:span>
<text:span text:style-name="Code_20_Inline">
<text:span text:style-name="T1">template</text:span>
</text:span>
<text:span text:style-name="T1"> keyword means that what follows is a template, in this case, a </text:span>
<text:span text:style-name="Emphasis">
<text:span text:style-name="T13">function</text:span>
</text:span>
<text:span text:style-name="T14"> </text:span>
<text:span text:style-name="Emphasis">
<text:span text:style-name="T13">template</text:span>
</text:span>
<text:span text:style-name="T1"> definition. The angle brackets delimit a comma-separated list of template parameters. A function template is a pattern for creating functions, according to the parameter type, </text:span>
<text:span text:style-name="Code_20_Inline">
<text:span text:style-name="T1">T</text:span>
</text:span>
<text:span text:style-name="T1">. Within the function template definition, </text:span>
<text:span text:style-name="Code_20_Inline">
<text:span text:style-name="T1">T</text:span>
</text:span>
<text:span text:style-name="T1"> represents a type, potentially any type. The caller of the </text:span>
<text:span text:style-name="Code_20_Inline">
<text:span text:style-name="T1">absval</text:span>
</text:span>
<text:span text:style-name="T1"> function determines the template argument that will substitute for </text:span>
<text:span text:style-name="Code_20_Inline">
<text:span text:style-name="T1">T</text:span>
</text:span>
<text:span text:style-name="T1">.</text:span>
</text:p>
      <text:p text:style-name="Text_20_body">
<text:span text:style-name="T1">When you define a function template, the compiler remembers the template, but does not generate any code. The compiler waits until you use the function template, and then it generates a real function. You can imagine the compiler taking the source text of the template, substituting the template argument, such as </text:span>
<text:span text:style-name="Code_20_Inline">
<text:span text:style-name="T1">int</text:span>
</text:span>
<text:span text:style-name="T1">, for the template parameter, </text:span>
<text:span text:style-name="Code_20_Inline">
<text:span text:style-name="T1">T</text:span>
</text:span>
<text:span text:style-name="T1">, and then compiling the resulting text. The next section tells you more about how to use a function template.</text:span>
</text:p>
      <text:h text:style-name="Heading_20_1" text:outline-level="1">Using Function Templates</text:h>
      <text:p text:style-name="Body_20_Text_20_First">Using a function template is easy, at least in most situations. Just call the <text:span text:style-name="Code_20_Inline">absval</text:span> function, and the compiler will automatically determine the template argument based on the function argument type. It might take you a little while to get comfortable with the notion of template parameters and template arguments, which are quite different from function parameters and function arguments.</text:p>
      <text:p text:style-name="P1">
<text:span text:style-name="T1">In the case of </text:span>
<text:span text:style-name="Code_20_Inline">
<text:span text:style-name="T1">absval</text:span>
</text:span>
<text:span text:style-name="T1">, the template parameter is </text:span>
<text:span text:style-name="Code_20_Inline">
<text:span text:style-name="T1">T</text:span>
</text:span>
<text:span text:style-name="T1">, and the template argument must be a type. You can’t pass a type as a function argument, but templates are different. You aren’t really “passing” anything in the program. Template magic occurs at compile time. The compiler sees the template definition of </text:span>
<text:span text:style-name="Code_20_Inline">
<text:span text:style-name="T1">absval</text:span>
</text:span>
<text:span text:style-name="T1">, and later it sees an invocation of the </text:span>
<text:span text:style-name="Code_20_Inline">
<text:span text:style-name="T1">absval</text:span>
</text:span>
<text:span text:style-name="T1"> function template. The compiler examines the type of the function argument, and from the function argument’s type, determines the template argument. The compiler substitutes that template argument for </text:span>
<text:span text:style-name="Code_20_Inline">
<text:span text:style-name="T1">T</text:span>
</text:span>
<text:span text:style-name="T1">, and generates a new instance of the </text:span>
<text:span text:style-name="Code_20_Inline">
<text:span text:style-name="T1">absval</text:span>
</text:span>
<text:span text:style-name="T1"> function, customized for the template argument type. Thus, </text:span>
<text:change text:change-id="ct80295104"/>
<text:change-start text:change-id="ct83281936"/>
<text:span text:style-name="T12">in the following example, </text:span>
<text:change-end text:change-id="ct83281936"/>
<text:change-start text:change-id="ct99196320"/>
<text:span text:style-name="T12">the compiler sees that </text:span>
<text:span text:style-name="Code_20_Inline">
<text:span text:style-name="T12">x</text:span>
</text:span>
<text:span text:style-name="T12"> has type </text:span>
<text:span text:style-name="Code_20_Inline">
<text:span text:style-name="T12">int</text:span>
</text:span>
<text:span text:style-name="T12">, so it substitutes </text:span>
<text:span text:style-name="Code_20_Inline">
<text:span text:style-name="T12">int</text:span>
</text:span>
<text:span text:style-name="T12"> for </text:span>
<text:span text:style-name="Code_20_Inline">
<text:span text:style-name="T12">T</text:span>
</text:span>
<text:span text:style-name="T12">.</text:span>
<text:change-end text:change-id="ct99196320"/>
</text:p>
      <text:p text:style-name="Code">int x{-42};</text:p>
      <text:p text:style-name="Code">int y{absval(x)};</text:p>
      <text:p text:style-name="Text_20_body">
<text:change text:change-id="ct87974592"/>
<text:change text:change-id="ct92476672"/>
<text:span text:style-name="T1">The compiler generates a function just as though the library implementor has written</text:span>
<text:change-start text:change-id="ct99624080"/>
<text:span text:style-name="T1"> </text:span>
<text:span text:style-name="T12">the following:</text:span>
<text:change-end text:change-id="ct99624080"/>
</text:p>
      <text:p text:style-name="Code">int absval(int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
<text:span text:style-name="T1">Later, in the same program, perhaps you call </text:span>
<text:span text:style-name="Code_20_Inline">
<text:span text:style-name="T1">absval</text:span>
</text:span>
<text:span text:style-name="T1"> on a </text:span>
<text:span text:style-name="Code_20_Inline">
<text:span text:style-name="T1">rational</text:span>
</text:span>
<text:span text:style-name="T1"> object</text:span>
<text:change text:change-id="ct92084976"/>
<text:change-start text:change-id="ct99631904"/>
<text:span text:style-name="T1">:</text:span>
<text:change-end text:change-id="ct99631904"/>
</text:p>
      <text:p text:style-name="Code">rational r{-420, 10};</text:p>
      <text:p text:style-name="Code"><text:soft-page-break/>rational s{absval(r)};</text:p>
      <text:p text:style-name="Text_20_body">
<text:span text:style-name="T1">The compiler generates a new instance of </text:span>
<text:span text:style-name="Code_20_Inline">
<text:span text:style-name="T1">absval</text:span>
</text:span>
<text:change text:change-id="ct92232304"/>
<text:change-start text:change-id="ct80817584"/>
<text:span text:style-name="T1">:</text:span>
<text:change-end text:change-id="ct80817584"/>
</text:p>
      <text:p text:style-name="Code">rational absval(rational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
<text:span text:style-name="T1">In this new instance of </text:span>
<text:span text:style-name="Code_20_Inline">
<text:span text:style-name="T1">absval</text:span>
</text:span>
<text:span text:style-name="T1">, the </text:span>
<text:span text:style-name="Code_20_Inline">
<text:span text:style-name="T1">&lt;</text:span>
</text:span>
<text:span text:style-name="T1"> operator is the overloaded operator that takes </text:span>
<text:span text:style-name="Code_20_Inline">
<text:span text:style-name="T1">rational</text:span>
</text:span>
<text:span text:style-name="T1"> arguments. The negation operator is also a custom operator that takes a </text:span>
<text:span text:style-name="Code_20_Inline">
<text:span text:style-name="T1">rational</text:span>
</text:span>
<text:span text:style-name="T1"> argument. In other words, when the compiler generates an instance of </text:span>
<text:span text:style-name="Code_20_Inline">
<text:span text:style-name="T1">absval</text:span>
</text:span>
<text:span text:style-name="T1">, it does so by compiling the source code pretty much just as the template author wrote it.</text:span>
</text:p>
      <text:p text:style-name="Text_20_body">
<text:span text:style-name="T1">Write a sample program that contains the </text:span>
<text:span text:style-name="Code_20_Inline">
<text:span text:style-name="T16">absval</text:span>
</text:span>
<text:span text:style-name="T1"> function template definition and some test code to call </text:span>
<text:span text:style-name="Code_20_Inline">
<text:span text:style-name="T16">absval</text:span>
</text:span>
<text:span text:style-name="T1"> with a variety of argument types. Convince yourself that function templates actually work. Compare your test program with mine in Listing 48-3.</text:span>
</text:p>
      <text:p text:style-name="Code_20_Caption"><text:span text:style-name="T9">Listing 48-3.</text:span> Testing the <text:span text:style-name="Code_20_Inline"><text:span text:style-name="T18">absval</text:span></text:span> Function Template</text:p>
      <text:p text:style-name="Code">#include &lt;iostream&gt;</text:p>
      <text:p text:style-name="Code">#include "rational.hpp"<text:change-start text:change-id="ct99935840"/> <text:s/>// <text:span text:style-name="T20">Listing 46-10</text:span><text:change-end text:change-id="ct99935840"/><text:span text:style-name="Comment_20_Reference"><text:span text:style-name="T7"><office:annotation><dc:creator>Fabio Claudio Ferracchiati</dc:creator><dc:date>2013-10-08T14:02:00</dc:date><text:p text:style-name="P11"><text:span text:style-name="T21">Why you don’t show this code or say where to read it in the book?</text:span></text:p></office:annotation></text:span></text:span></text:p>
      <text:p text:style-name="Code"/>
      <text:p text:style-name="Code">template&lt;class T&gt;</text:p>
      <text:p text:style-name="Code">T absval(T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Code"/>
      <text:p text:style-name="Code">int main()</text:p>
      <text:p text:style-name="Code">{</text:p>
      <text:p text:style-name="Code"><text:span text:style-name="T10"><text:s text:c="2"/></text:span>std::cout &lt;&lt; absval(-42) &lt;&lt; '\n';</text:p>
      <text:p text:style-name="Code"><text:span text:style-name="T10"><text:s text:c="2"/></text:span>std::cout &lt;&lt; absval(-4.2) &lt;&lt; '\n';</text:p>
      <text:p text:style-name="Code"><text:span text:style-name="T10"><text:s text:c="2"/></text:span>std::cout &lt;&lt; absval(42) &lt;&lt; '\n';</text:p>
      <text:p text:style-name="Code"><text:span text:style-name="T10"><text:s text:c="2"/></text:span>std::cout &lt;&lt; absval(4.2) &lt;&lt; '\n';</text:p>
      <text:p text:style-name="Code"><text:span text:style-name="T10"><text:s text:c="2"/></text:span>std::cout &lt;&lt; absval(-42L) &lt;&lt; '\n';</text:p>
      <text:p text:style-name="Code"><text:span text:style-name="T10"><text:s text:c="2"/></text:span>std::cout &lt;&lt; absval(rational{42, 5}) &lt;&lt; '\n';</text:p>
      <text:p text:style-name="Code"><text:span text:style-name="T10"><text:s text:c="2"/></text:span>std::cout &lt;&lt; absval(rational{-42, 5}) &lt;&lt; '\n';</text:p>
      <text:p text:style-name="Code"><text:span text:style-name="T10"><text:s text:c="2"/></text:span>std::cout &lt;&lt; absval(rational{42, -5}) &lt;&lt; '\n';</text:p>
      <text:p text:style-name="Code">}</text:p>
      <text:h text:style-name="Heading_20_1" text:outline-level="1">Writing Function Templates</text:h>
      <text:p text:style-name="Body_20_Text_20_First">Writing function templates is harder than writing ordinary functions. When you write a template such as <text:span text:style-name="Code_20_Inline">absval</text:span>, the problem is that you don’t know what type or types <text:span text:style-name="Code_20_Inline">T</text:span> will actually be. So the function must be <text:soft-page-break/>generic. The compiler will prevent you from using certain types for <text:span text:style-name="Code_20_Inline">T</text:span>, Its restrictions are implicit by the way the template body uses <text:span text:style-name="Code_20_Inline">T</text:span>.</text:p>
      <text:p text:style-name="Text_20_body">
<text:span text:style-name="T1">In particular, </text:span>
<text:span text:style-name="Code_20_Inline">
<text:span text:style-name="T1">absval</text:span>
</text:span>
<text:span text:style-name="T1"> imposes the following restrictions on </text:span>
<text:span text:style-name="Code_20_Inline">
<text:span text:style-name="T1">T</text:span>
</text:span>
<text:span text:style-name="T1">:</text:span>
</text:p>
      <text:list xml:id="list1756449570813218258" text:style-name="WW8Num1">
        <text:list-item>
          <text:p text:style-name="P9"><text:span text:style-name="Code_20_Inline">T</text:span> must be copyable. That means you must be able to copy an object of type <text:span text:style-name="Code_20_Inline">T</text:span>, so arguments can be passed to the function and a result can be returned. If <text:span text:style-name="Code_20_Inline">T</text:span> is a class type, the class must have an accessible copy constructor, that is, the copy constructor must not be private.</text:p>
        </text:list-item>
        <text:list-item>
          <text:p text:style-name="P9"><text:span text:style-name="Code_20_Inline">T</text:span> must be comparable with <text:span text:style-name="Code_20_Inline">0</text:span> using the <text:span text:style-name="Code_20_Inline">&lt;</text:span> operator. You might overload the <text:span text:style-name="Code_20_Inline">&lt;</text:span> operator, or the compiler can convert <text:span text:style-name="Code_20_Inline">0</text:span> to <text:span text:style-name="Code_20_Inline">T</text:span>, or <text:span text:style-name="Code_20_Inline">T</text:span> to an <text:span text:style-name="Code_20_Inline">int</text:span>.</text:p>
        </text:list-item>
        <text:list-item>
          <text:p text:style-name="P9">Unary operator <text:span text:style-name="Code_20_Inline">-</text:span> must be defined for an operand of type <text:span text:style-name="Code_20_Inline">T</text:span>. The result type must be <text:span text:style-name="Code_20_Inline">T</text:span> or something the compiler can convert automatically to <text:span text:style-name="Code_20_Inline">T</text:span>.</text:p>
        </text:list-item>
      </text:list>
      <text:p text:style-name="Text_20_body">
<text:span text:style-name="T1">The built-in numeric types all meet these requirements. The </text:span>
<text:span text:style-name="Code_20_Inline">
<text:span text:style-name="T1">rational</text:span>
</text:span>
<text:span text:style-name="T1"> type also meets these requirements because of the custom operators it supports. The </text:span>
<text:span text:style-name="Code_20_Inline">
<text:span text:style-name="T1">string</text:span>
</text:span>
<text:span text:style-name="T1"> type, just to name one example, does not because it lacks a comparison operator when the right-hand operand is an integer, and it lacks a unary negation (</text:span>
<text:span text:style-name="Code_20_Inline">
<text:span text:style-name="T1">-</text:span>
</text:span>
<text:span text:style-name="T1">) operator. Suppose you tried to call </text:span>
<text:span text:style-name="Code_20_Inline">
<text:span text:style-name="T1">absval</text:span>
</text:span>
<text:span text:style-name="T1"> on a </text:span>
<text:span text:style-name="Code_20_Inline">
<text:span text:style-name="T1">string</text:span>
</text:span>
<text:span text:style-name="T1">.</text:span>
</text:p>
      <text:p text:style-name="Code">std::string test{"-42"};</text:p>
      <text:p text:style-name="Code">std::cout &lt;&lt; absval(test) &lt;&lt; '\n';</text:p>
      <text:p text:style-name="Text_20_body">
<text:span text:style-name="Strong_20_Emphasis">
<text:span text:style-name="T1">What do you think would happen?</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1">Try it. What really happens?</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The compiler complains about the lack of the comparison and negation operators for </text:span>
<text:span text:style-name="Code_20_Inline">
<text:span text:style-name="T1">std::string</text:span>
</text:span>
<text:span text:style-name="T1">. One difficulty in delivering helpful error messages when working with templates is whether to give you the line number where the template is used or the line number in the template definition. Sometimes, you will get both. Sometimes, the compiler cannot report an error in the template definition unless you try to use the template. Other errors it can report immediately. </text:span>
<text:span text:style-name="Strong_20_Emphasis">
<text:span text:style-name="T19">Read Listing 48</text:span>
</text:span>
<text:span text:style-name="Strong_20_Emphasis">
<text:span text:style-name="T1">-</text:span>
</text:span>
<text:span text:style-name="Strong_20_Emphasis">
<text:span text:style-name="T19">4 carefully.</text:span>
</text:span>
</text:p>
      <text:p text:style-name="Code_20_Caption"><text:span text:style-name="T9">Listing 48-4.</text:span> Mystery Function Template</text:p>
      <text:p text:style-name="Code">template&lt;class T&gt;</text:p>
      <text:p text:style-name="Code">T add(T lhs, T rhs)</text:p>
      <text:p text:style-name="Code">{</text:p>
      <text:p text:style-name="Code"><text:span text:style-name="T10"><text:s text:c="2"/></text:span>return lhs(rhs);</text:p>
      <text:p text:style-name="Code">}</text:p>
      <text:p text:style-name="Code"/>
      <text:p text:style-name="Code">int main()</text:p>
      <text:p text:style-name="Code">{</text:p>
      <text:p text:style-name="Code"><text:soft-page-break/>}</text:p>
      <text:p text:style-name="P6">
<text:change-start text:change-id="ct103618736"/>
<text:span text:style-name="Strong_20_Emphasis">What is the error?</text:span>
<text:change-end text:change-id="ct103618736"/>
</text:p>
      <text:p text:style-name="Unnumbered_20_List">_____________________________________________________________</text:p>
      <text:p text:style-name="P6">
<text:change-start text:change-id="ct101008880"/>
<text:span text:style-name="Strong_20_Emphasis">Does your compiler report it?</text:span>
<text:change-end text:change-id="ct101008880"/>
</text:p>
      <text:p text:style-name="Unnumbered_20_List">_____________________________________________________________</text:p>
      <text:p text:style-name="Text_20_body">
<text:span text:style-name="T1">Because the compiler does not know the type </text:span>
<text:span text:style-name="Code_20_Inline">
<text:span text:style-name="T1">T</text:span>
</text:span>
<text:span text:style-name="T1">, it cannot tell what </text:span>
<text:span text:style-name="Code_20_Inline">
<text:span text:style-name="T1">lhs(rhs)</text:span>
</text:span>
<text:span text:style-name="T1"> means. We know that we want to use an numeric type for </text:span>
<text:span text:style-name="Code_20_Inline">
<text:span text:style-name="T1">T</text:span>
</text:span>
<text:span text:style-name="T1">, so </text:span>
<text:span text:style-name="Code_20_Inline">
<text:span text:style-name="T1">lhs(rhs)</text:span>
</text:span>
<text:span text:style-name="T1"> is silly. After all, what does </text:span>
<text:span text:style-name="Code_20_Inline">
<text:span text:style-name="T1">3(4)</text:span>
</text:span>
<text:span text:style-name="T1"> mean?</text:span>
</text:p>
      <text:p text:style-name="P6">
<text:change-start text:change-id="ct101558464"/>
<text:span text:style-name="Strong_20_Emphasis">How can you force your compiler to report the error?</text:span>
<text:change-end text:change-id="ct101558464"/>
</text:p>
      <text:p text:style-name="Unnumbered_20_List">_____________________________________________________________</text:p>
      <text:p text:style-name="Text_20_body">
<text:span text:style-name="T1">Add a line of code to use the template. For example, add the following to </text:span>
<text:span text:style-name="Code_20_Inline">
<text:span text:style-name="T1">main</text:span>
</text:span>
<text:span text:style-name="T1">:</text:span>
</text:p>
      <text:p text:style-name="Code">return add(0, 0);</text:p>
      <text:p text:style-name="P6">Every compiler will now report the not-really-a-function-call expression in the template definition.</text:p>
      <text:h text:style-name="Heading_20_1" text:outline-level="1">Template Parameters</text:h>
      <text:p text:style-name="Body_20_Text_20_First">Whenever you see <text:span text:style-name="Code_20_Inline">T</text:span> in a C++ program, most likely, you are looking at a template. Look backward in the source file until you find the template header, that is, the part of the declaration that starts with the <text:span text:style-name="Code_20_Inline">template</text:span> keyword. That’s where you should find the template parameters. The use of <text:span text:style-name="Code_20_Inline">T</text:span> as a template parameter name is merely a convention, but its use is nearly universal. The use of <text:span text:style-name="Code_20_Inline">class</text:span> to declare <text:span text:style-name="Code_20_Inline">T</text:span> may seem a little strange, especially because you’ve seen several examples when the template argument is not, in fact, a class.</text:p>
      <text:p text:style-name="Text_20_body">
<text:span text:style-name="T1">Instead of </text:span>
<text:span text:style-name="Code_20_Inline">
<text:span text:style-name="T1">class</text:span>
</text:span>
<text:span text:style-name="T1"> to declare a template parameter type, some programmers use an alternate keyword, </text:span>
<text:span text:style-name="Code_20_Inline">
<text:span text:style-name="T1">typename</text:span>
</text:span>
<text:span text:style-name="T1">, which means the same thing in this one context. The advantage of </text:span>
<text:span text:style-name="Code_20_Inline">
<text:span text:style-name="T1">typename</text:span>
</text:span>
<text:span text:style-name="T1"> over </text:span>
<text:span text:style-name="Code_20_Inline">
<text:span text:style-name="T1">class</text:span>
</text:span>
<text:span text:style-name="T1"> is that it avoids any confusion over nonclass types. The disadvantage is that </text:span>
<text:span text:style-name="Code_20_Inline">
<text:span text:style-name="T1">typename</text:span>
</text:span>
<text:span text:style-name="T1"> has more than one use in a template context, which can confuse human readers in more complicated template definitions. Learn to read both styles, but I prefer to use </text:span>
<text:span text:style-name="Code_20_Inline">
<text:span text:style-name="T1">class</text:span>
</text:span>
<text:span text:style-name="T1"> when I write my own templates.</text:span>
</text:p>
      <text:p text:style-name="Text_20_body">
<text:span text:style-name="T1">Sometimes, you will see parameter names that are more specific than </text:span>
<text:span text:style-name="Code_20_Inline">
<text:span text:style-name="T1">T</text:span>
</text:span>
<text:span text:style-name="T1">. If the template has more than one parameter, every parameter must have a unique name, so you will definitely see names other than </text:span>
<text:span text:style-name="Code_20_Inline">
<text:span text:style-name="T1">T</text:span>
</text:span>
<text:span text:style-name="T1">. </text:span>
<text:span text:style-name="T1">For example, the </text:span>
<text:span text:style-name="Code_20_Inline">
<text:span text:style-name="T1">copy</text:span>
</text:span>
<text:span text:style-name="T1"> algorithm is a function template with two parameters: the input iterator type and the output iterator type. The definition of </text:span>
<text:span text:style-name="Code_20_Inline">
<text:span text:style-name="T1">copy</text:span>
</text:span>
<text:span text:style-name="T1">, therefore, might look something like Listing 48-5.</text:span>
</text:p>
      <text:p text:style-name="Code_20_Caption"><text:span text:style-name="T9">Listing 48-5.</text:span> One Way to Implement the <text:span text:style-name="Code_20_Inline"><text:span text:style-name="T18">copy</text:span></text:span> Algorithm</text:p>
      <text:p text:style-name="Code">template&lt;class InputIterator, class OutputIterator&gt;</text:p>
      <text:p text:style-name="Code"><text:soft-page-break/>OutputIterator copy(InputIterator start, InputIterator end, OutputIterator result)</text:p>
      <text:p text:style-name="Code">{</text:p>
      <text:p text:style-name="Code"><text:span text:style-name="T10"><text:s text:c="2"/></text:span>for ( ; start != end; ++start, ++result)</text:p>
      <text:p text:style-name="Code"><text:span text:style-name="T10"><text:s text:c="4"/></text:span>*result = *start;</text:p>
      <text:p text:style-name="Code"><text:span text:style-name="T10"><text:s text:c="2"/></text:span>return result;</text:p>
      <text:p text:style-name="Code">}</text:p>
      <text:p text:style-name="Text_20_body">
<text:span text:style-name="T1">Pretty simple, isn’t it? (The real </text:span>
<text:span text:style-name="Code_20_Inline">
<text:span text:style-name="T1">copy</text:span>
</text:span>
<text:span text:style-name="T1"> function is probably more complicated, with optimizations for certain types. Somewhere in the optimized implementation, however, is probably a function that looks just like Listing 48-5, albeit with different parameter names.)</text:span>
</text:p>
      <text:p text:style-name="Text_20_body">
<text:span text:style-name="T1">When you use the </text:span>
<text:span text:style-name="Code_20_Inline">
<text:span text:style-name="T1">copy</text:span>
</text:span>
<text:span text:style-name="T1"> algorithm, the compiler determines the value of </text:span>
<text:span text:style-name="Code_20_Inline">
<text:span text:style-name="T1">InputIterator</text:span>
</text:span>
<text:span text:style-name="T1"> and </text:span>
<text:span text:style-name="Code_20_Inline">
<text:span text:style-name="T1">OutputIterator</text:span>
</text:span>
<text:span text:style-name="T1"> according to the function argument types. As you saw with </text:span>
<text:span text:style-name="Code_20_Inline">
<text:span text:style-name="T1">absval</text:span>
</text:span>
<text:span text:style-name="T1">, the function’s requirements on the template arguments are all implicit: </text:span>
<text:span text:style-name="Code_20_Inline">
<text:span text:style-name="T1">InputIterator</text:span>
</text:span>
<text:span text:style-name="T1"> must allow the following operators: </text:span>
<text:span text:style-name="Code_20_Inline">
<text:span text:style-name="T1">!=</text:span>
</text:span>
<text:span text:style-name="T1">, prefix </text:span>
<text:span text:style-name="Code_20_Inline">
<text:span text:style-name="T1">++</text:span>
</text:span>
<text:span text:style-name="T1">, and unary </text:span>
<text:span text:style-name="Code_20_Inline">
<text:span text:style-name="T1">*</text:span>
</text:span>
<text:span text:style-name="T1">. </text:span>
<text:span text:style-name="Code_20_Inline">
<text:span text:style-name="T1">OutputIterator</text:span>
</text:span>
<text:span text:style-name="T1"> must allow prefix </text:span>
<text:span text:style-name="Code_20_Inline">
<text:span text:style-name="T1">++</text:span>
</text:span>
<text:span text:style-name="T1"> and unary </text:span>
<text:span text:style-name="Code_20_Inline">
<text:span text:style-name="T1">*</text:span>
</text:span>
<text:span text:style-name="T1"> operators. Now, perhaps, you can start to see why the requirements on iterators (Exploration 44) are written the way they are. Instead of mandating, say, that all iterators must derive from some base </text:span>
<text:span text:style-name="Code_20_Inline">
<text:span text:style-name="T1">iterator</text:span>
</text:span>
<text:span text:style-name="T1"> class, the requirements are defined solely in terms of allowed operators.</text:span>
</text:p>
      <text:p text:style-name="Text_20_body">
<text:span text:style-name="Strong_20_Emphasis">
<text:span text:style-name="T19">Write a simple implementation of the </text:span>
</text:span>
<text:span text:style-name="Strong_20_Emphasis">
<text:span text:style-name="T17">find</text:span>
</text:span>
<text:span text:style-name="Strong_20_Emphasis">
<text:span text:style-name="T19"> algorithm.</text:span>
</text:span>
<text:span text:style-name="T1"> This algorithm takes three arguments: the first two are input iterators that specify a range to search. The third argument is a value. Successive items in the range are compared with the value (using </text:span>
<text:span text:style-name="Code_20_Inline">
<text:span text:style-name="T1">==</text:span>
</text:span>
<text:span text:style-name="T1">), and when an item matches, the function returns an iterator that refers to the matching position. If the item is not found, the end iterator is returned. Compare your solution with Listing 48-6.</text:span>
</text:p>
      <text:p text:style-name="Code_20_Caption"><text:span text:style-name="T9">Listing 48-6.</text:span> Implementing the <text:span text:style-name="Code_20_Inline"><text:span text:style-name="T18">find</text:span></text:span> Algorithm</text:p>
      <text:p text:style-name="Code">template&lt;class InputIterator, class T&gt;</text:p>
      <text:p text:style-name="Code">InputIterator find(InputIterator start, InputIterator end, T value)</text:p>
      <text:p text:style-name="Code">{</text:p>
      <text:p text:style-name="Code"><text:span text:style-name="T10"><text:s text:c="2"/></text:span>for ( ; start != end; ++start)</text:p>
      <text:p text:style-name="Code"><text:span text:style-name="T10"><text:s text:c="4"/></text:span>if (*start == value)</text:p>
      <text:p text:style-name="Code"><text:span text:style-name="T10"><text:s text:c="6"/></text:span>return start;</text:p>
      <text:p text:style-name="Code"><text:span text:style-name="T10"><text:s text:c="2"/></text:span>return end;</text:p>
      <text:p text:style-name="Code">}</text:p>
      <text:p text:style-name="P6">Many of the standard algorithms are quite simple at their heart. Modern implementations are heavily optimized, and as is the nature of hand-optimized code, the results often bear little resemblance to the original code, and the optimized code can be much harder to read. Nonetheless, the simplicity remains in the architecture of the standard library, which relies extensively on templates.</text:p>
      <text:h text:style-name="Heading_20_1" text:outline-level="1">Template Arguments</text:h>
      <text:p text:style-name="Body_20_Text_20_First">Templates are easiest to use when the compiler automatically deduces the template arguments from the function arguments. It can’t always do so, however, so you might need to tell the compiler explicitly what you want. The simple form of the <text:span text:style-name="Code_20_Inline">min</text:span>, <text:span text:style-name="Code_20_Inline">max</text:span>, and <text:span text:style-name="Code_20_Inline">mixmax</text:span> standard algorithms, for example, take a single template parameter. Listing 48-7 shows one possible implementation of the <text:span text:style-name="Code_20_Inline">min</text:span> function, for reference.</text:p>
      <text:p text:style-name="Code_20_Caption"><text:soft-page-break/><text:span text:style-name="T9">Listing 48-7.</text:span> The <text:span text:style-name="Code_20_Inline"><text:span text:style-name="T18">std::min</text:span></text:span> Algorithm</text:p>
      <text:p text:style-name="Code">template&lt;class T&gt;</text:p>
      <text:p text:style-name="Code">T min(T a, T b)</text:p>
      <text:p text:style-name="Code">{</text:p>
      <text:p text:style-name="Code"><text:span text:style-name="T10"><text:s text:c="2"/></text:span>if (a &lt; b)</text:p>
      <text:p text:style-name="Code"><text:span text:style-name="T10"><text:s text:c="4"/></text:span>return a;</text:p>
      <text:p text:style-name="Code"><text:span text:style-name="T10"><text:s text:c="2"/></text:span>else if (b &lt; a)</text:p>
      <text:p text:style-name="Code"><text:span text:style-name="T10"><text:s text:c="4"/></text:span>return b;</text:p>
      <text:p text:style-name="Code"><text:span text:style-name="T10"><text:s text:c="2"/></text:span>else</text:p>
      <text:p text:style-name="Code"><text:span text:style-name="T10"><text:s text:c="4"/></text:span>return a; // a and b are equivalent, so return a</text:p>
      <text:p text:style-name="Code">}</text:p>
      <text:p text:style-name="P6">If both argument types are the same, the compiler can deduce the desired type, and everything just works.</text:p>
      <text:p text:style-name="P7">int x{10}, y{20}, z{std::min(x, y)};</text:p>
      <text:p text:style-name="P6">On the other hand, if the function argument types are different, the compiler can’t tell which type to use for the template argument.</text:p>
      <text:p text:style-name="Code">int x{10};</text:p>
      <text:p text:style-name="Code">long y{20};</text:p>
      <text:p text:style-name="Code">std::cout &lt;&lt; std::min(x, y); // error</text:p>
      <text:p text:style-name="P6">Why is that? Suppose you wrote your own function as a non-template.</text:p>
      <text:p text:style-name="Code">long my_min(long a, long b)</text:p>
      <text:p text:style-name="Code">{</text:p>
      <text:p text:style-name="Code"><text:span text:style-name="T10"><text:s text:c="2"/></text:span>if (a &lt;= b)</text:p>
      <text:p text:style-name="Code"><text:span text:style-name="T10"><text:s text:c="4"/></text:span>return a;</text:p>
      <text:p text:style-name="Code"><text:span text:style-name="T10"><text:s text:c="2"/></text:span>else</text:p>
      <text:p text:style-name="Code"><text:span text:style-name="T10"><text:s text:c="4"/></text:span>return b;</text:p>
      <text:p text:style-name="Code">}</text:p>
      <text:p text:style-name="Text_20_body">
<text:span text:style-name="T1">The compiler could handle </text:span>
<text:span text:style-name="Code_20_Inline">
<text:span text:style-name="T1">my_min(x,</text:span>
</text:span>
<text:span text:style-name="T1"> </text:span>
<text:span text:style-name="Code_20_Inline">
<text:span text:style-name="T1">y)</text:span>
</text:span>
<text:span text:style-name="T1"> by converting </text:span>
<text:span text:style-name="Code_20_Inline">
<text:span text:style-name="T1">x</text:span>
</text:span>
<text:span text:style-name="T1"> from an </text:span>
<text:span text:style-name="Code_20_Inline">
<text:span text:style-name="T1">int</text:span>
</text:span>
<text:span text:style-name="T1"> to a </text:span>
<text:span text:style-name="Code_20_Inline">
<text:span text:style-name="T1">long</text:span>
</text:span>
<text:span text:style-name="T1">. As a template, however, the compiler does not perform any automatic type conversion. The compiler cannot read your mind and know that you want the template parameter to have the type of the first function argument or the second, or sometimes the first and sometimes the second. Instead, the compiler requires you to write exactly what you mean. In this case, you can tell the compiler what type to use for the template parameter by enclosing the desired type in angle brackets.</text:span>
</text:p>
      <text:p text:style-name="Code">int x{10};</text:p>
      <text:p text:style-name="Code">long y{20};</text:p>
      <text:p text:style-name="Code">std::cout &lt;&lt; std::min&lt;long&gt;(x, y); // okay: compiler converts x to type long</text:p>
      <text:p text:style-name="Text_20_body">
<text:span text:style-name="T1">If a template takes multiple arguments, separate the arguments with a comma. For example, Listing 48-8 shows the </text:span>
<text:span text:style-name="Code_20_Inline">
<text:span text:style-name="T1">input_sum</text:span>
</text:span>
<text:span text:style-name="T1"> function, which reads items from the standard input, and accumulates them by means of the </text:span>
<text:span text:style-name="Code_20_Inline">
<text:span text:style-name="T1">+=</text:span>
</text:span>
<text:span text:style-name="T1"> operator. The accumulator can have a different type than the item type. Because the item and accumulator types are not used in the function arguments, the compiler cannot deduce the parameter arguments, so you must supply them explicitly.</text:span>
</text:p>
      <text:p text:style-name="Code_20_Caption"><text:span text:style-name="T9">Listing 48-8.</text:span> Multiple Template Arguments</text:p>
      <text:p text:style-name="Code">#include &lt;iostream&gt;</text:p>
      <text:p text:style-name="Code">
<text:soft-page-break/>
</text:p>
      <text:p text:style-name="Code">template&lt;class T, class U&gt;</text:p>
      <text:p text:style-name="Code">U input_sum(std::istream&amp; in)</text:p>
      <text:p text:style-name="Code">{</text:p>
      <text:p text:style-name="Code"><text:span text:style-name="T10"><text:s text:c="2"/></text:span>T x{};</text:p>
      <text:p text:style-name="Code"><text:span text:style-name="T10"><text:s text:c="2"/></text:span>U sum{0};</text:p>
      <text:p text:style-name="Code"><text:span text:style-name="T10"><text:s text:c="2"/></text:span>while (in &gt;&gt; x)</text:p>
      <text:p text:style-name="Code"><text:span text:style-name="T10"><text:s text:c="4"/></text:span>sum += x;</text:p>
      <text:p text:style-name="Code"><text:span text:style-name="T10"><text:s text:c="2"/></text:span>return sum;</text:p>
      <text:p text:style-name="Code">}</text:p>
      <text:p text:style-name="Code"/>
      <text:p text:style-name="Code">int main()</text:p>
      <text:p text:style-name="Code">{</text:p>
      <text:p text:style-name="Code"><text:span text:style-name="T10"><text:s text:c="2"/></text:span>long sum{input_sum&lt;int, long&gt;(std::cin)};</text:p>
      <text:p text:style-name="Code"><text:span text:style-name="T10"><text:s text:c="2"/></text:span>std::cout &lt;&lt; sum &lt;&lt; '\n';</text:p>
      <text:p text:style-name="Code">}</text:p>
      <text:p text:style-name="Text_20_body">
<text:span text:style-name="Strong_20_Emphasis">
<text:span text:style-name="T19">Rewrite the</text:span>
</text:span>
<text:span text:style-name="Strong_20_Emphasis">
<text:span text:style-name="T1"> </text:span>
</text:span>
<text:span text:style-name="Strong_20_Emphasis">
<text:span text:style-name="T17">gcd</text:span>
</text:span>
<text:span text:style-name="Strong_20_Emphasis">
<text:span text:style-name="T1"> </text:span>
</text:span>
<text:span text:style-name="Strong_20_Emphasis">
<text:span text:style-name="T19">function (from Listing 35-4) to be a function template</text:span>
</text:span>
<text:span text:style-name="T1">, so you can use the same function template for </text:span>
<text:span text:style-name="Code_20_Inline">
<text:span text:style-name="T1">int</text:span>
</text:span>
<text:span text:style-name="T1">, </text:span>
<text:span text:style-name="Code_20_Inline">
<text:span text:style-name="T1">short</text:span>
</text:span>
<text:span text:style-name="T1">, or </text:span>
<text:span text:style-name="Code_20_Inline">
<text:span text:style-name="T1">long</text:span>
</text:span>
<text:span text:style-name="T1"> arguments. Compare your solution with mine in Listing 48-9. Remember to use the template parameter to declare the temporary variable.</text:span>
</text:p>
      <text:p text:style-name="Code_20_Caption"><text:span text:style-name="T9">Listing 48-9.</text:span> The <text:span text:style-name="Code_20_Inline"><text:span text:style-name="T18">gcd</text:span></text:span> Function Template</text:p>
      <text:p text:style-name="Code">#ifndef GCD_HPP_</text:p>
      <text:p text:style-name="Code">#define GCD_HPP_</text:p>
      <text:p text:style-name="Code"/>
      <text:p text:style-name="Code">#include &lt;cstdlib&gt; // for std::abs</text:p>
      <text:p text:style-name="Code"/>
      <text:p text:style-name="Code">template&lt;class T&gt;</text:p>
      <text:p text:style-name="Code">/// Compute the greatest common divisor of two integers, using Euclid's algorithm.</text:p>
      <text:p text:style-name="Code">T gcd(T n, T m)</text:p>
      <text:p text:style-name="Code">{</text:p>
      <text:p text:style-name="Code"><text:span text:style-name="T10"><text:s text:c="2"/></text:span>n = std::abs(n);</text:p>
      <text:p text:style-name="Code"><text:span text:style-name="T10"><text:s text:c="2"/></text:span>while (m != 0) {</text:p>
      <text:p text:style-name="Code"><text:span text:style-name="T10"><text:s text:c="4"/></text:span>T tmp{n % m};</text:p>
      <text:p text:style-name="Code"><text:span text:style-name="T10"><text:s text:c="4"/></text:span>n = m;</text:p>
      <text:p text:style-name="Code"><text:span text:style-name="T10"><text:s text:c="4"/></text:span>m = tmp;</text:p>
      <text:p text:style-name="Code"><text:span text:style-name="T10"><text:s text:c="2"/></text:span>}</text:p>
      <text:p text:style-name="Code"><text:span text:style-name="T10"><text:s text:c="2"/></text:span>return n;</text:p>
      <text:p text:style-name="Code">}</text:p>
      <text:p text:style-name="Code">#endif</text:p>
      <text:h text:style-name="Heading_20_1" text:outline-level="1">Declarations and Definitions</text:h>
      <text:p text:style-name="Body_20_Text_20_First">I can’t seem to stop talking about declarations and definitions. Templates introduce yet another twist to this plot. When you work with templates, the rules change. The compiler needs to see more than just a declaration before you can use a function template. The compiler usually needs the full function template definition. In other words, if you define a template in a header file, that header file must include the body of that function template. Suppose you want to share the <text:span text:style-name="Code_20_Inline">gcd</text:span> function among many projects. Ordinarily, you would put the function declaration in a header file, say, <text:span text:style-name="Code_20_Inline"><text:span text:style-name="T15">gcd.hpp</text:span></text:span>, and put the full definition in a separate source file, say, <text:span text:style-name="Code_20_Inline"><text:span text:style-name="T15">gcd.cpp</text:span></text:span>.</text:p>
      <text:p text:style-name="Text_20_body">
<text:soft-page-break/>
<text:span text:style-name="T1">When you convert </text:span>
<text:span text:style-name="Code_20_Inline">
<text:span text:style-name="T1">gcd</text:span>
</text:span>
<text:span text:style-name="T1"> to a function template, however, you usually put the definition in the header file, as you saw in Listing 48-9. In order for the compiler to create concrete functions from the template, say, for </text:span>
<text:span text:style-name="Code_20_Inline">
<text:span text:style-name="T1">gcd&lt;int&gt;</text:span>
</text:span>
<text:span text:style-name="T1"> or </text:span>
<text:span text:style-name="Code_20_Inline">
<text:span text:style-name="T1">gcd&lt;long&gt;</text:span>
</text:span>
<text:span text:style-name="T1">, it needs the body of the function template.</text:span>
</text:p>
      <text:h text:style-name="Heading_20_1" text:outline-level="1">Member Function Templates</text:h>
      <text:p text:style-name="Body_20_Text_20_First">The <text:span text:style-name="Code_20_Inline">rational</text:span> class has three nearly identical functions: <text:span text:style-name="Code_20_Inline">to_long_double</text:span>, <text:span text:style-name="Code_20_Inline">to_double</text:span>, and <text:span text:style-name="Code_20_Inline">to_float</text:span>. They all do the same thing: divide the numerator by the denominator after converting to the destination type. Whenever you have multiple functions doing the same thing, in the same way, using the same code, you have a candidate for a template<text:change text:change-id="ct82484576"/><text:change-start text:change-id="ct100245616"/>, <text:span text:style-name="T20">such as the following</text:span>:<text:change-end text:change-id="ct100245616"/></text:p>
      <text:p text:style-name="Code">template&lt;class T, class R&gt;</text:p>
      <text:p text:style-name="Code">T convert(R const&amp; r)</text:p>
      <text:p text:style-name="Code">{</text:p>
      <text:p text:style-name="Code"><text:span text:style-name="T10"><text:s text:c="2"/></text:span>return static_cast&lt;T&gt;(r.numerator()) / r.denominator();</text:p>
      <text:p text:style-name="Code">}</text:p>
      <text:p text:style-name="Text_20_body">
<text:span text:style-name="T1">As with any function template, the only requirement on </text:span>
<text:span text:style-name="Code_20_Inline">
<text:span text:style-name="T1">R</text:span>
</text:span>
<text:span text:style-name="T1"> is that objects of type </text:span>
<text:span text:style-name="Code_20_Inline">
<text:span text:style-name="T1">R</text:span>
</text:span>
<text:span text:style-name="T1"> have member functions named </text:span>
<text:span text:style-name="Code_20_Inline">
<text:span text:style-name="T1">numerator()</text:span>
</text:span>
<text:span text:style-name="T1"> and </text:span>
<text:span text:style-name="Code_20_Inline">
<text:span text:style-name="T1">denominator()</text:span>
</text:span>
<text:span text:style-name="T1">, and that these functions have return types suitable for use with </text:span>
<text:span text:style-name="Code_20_Inline">
<text:span text:style-name="T1">operator/</text:span>
</text:span>
<text:span text:style-name="T1"> (which could be overloaded). To use the </text:span>
<text:span text:style-name="Code_20_Inline">
<text:span text:style-name="T1">convert</text:span>
</text:span>
<text:span text:style-name="T1"> function, you must supply the target type, </text:span>
<text:span text:style-name="Code_20_Inline">
<text:span text:style-name="T1">T</text:span>
</text:span>
<text:span text:style-name="T1">, as an explicit template argument, but you can let the compiler deduce </text:span>
<text:span text:style-name="Code_20_Inline">
<text:span text:style-name="T1">R</text:span>
</text:span>
<text:span text:style-name="T1"> from the function argument:</text:span>
</text:p>
      <text:p text:style-name="Code">rational r{42, 10};</text:p>
      <text:p text:style-name="Code">double d{ convert&lt;double&gt;(r) };</text:p>
      <text:p text:style-name="P6">You can omit template arguments that the compiler can deduce, starting from the rightmost argument. As you saw earlier in this chapter, if the compiler can deduce all the arguments, you can leave out the angle brackets entirely.</text:p>
      <text:p text:style-name="Text_20_body">
<text:span text:style-name="T1">A function template can be a member function, too. Instead of passing the </text:span>
<text:span text:style-name="Code_20_Inline">
<text:span text:style-name="T1">rational</text:span>
</text:span>
<text:span text:style-name="T1"> object as an argument, you might prefer to use a member function template</text:span>
<text:change text:change-id="ct105493776"/>
<text:change-start text:change-id="ct104322912"/>
<text:span text:style-name="T1">:</text:span>
<text:change-end text:change-id="ct104322912"/>
</text:p>
      <text:p text:style-name="Code">rational r{42, 10};</text:p>
      <text:p text:style-name="Code">double d{ r.convert&lt;double&gt;() };</text:p>
      <text:p text:style-name="Text_20_body">
<text:span text:style-name="T1">A member function template avoids collisions with other free functions that might be named </text:span>
<text:span text:style-name="Code_20_Inline">
<text:span text:style-name="T1">convert</text:span>
</text:span>
<text:span text:style-name="T1">. For normal (non-template) functions, ordinary overloading rules often help to keep collisions to a minimum. It is unlikely that another function named </text:span>
<text:span text:style-name="Code_20_Inline">
<text:span text:style-name="T1">convert</text:span>
</text:span>
<text:span text:style-name="T1"> would take a </text:span>
<text:span text:style-name="Code_20_Inline">
<text:span text:style-name="T1">rational</text:span>
</text:span>
<text:span text:style-name="T1"> object as an argument. But templates are more problematic. Nothing about the template restricts the argument to </text:span>
<text:span text:style-name="Code_20_Inline">
<text:span text:style-name="T1">rational</text:span>
</text:span>
<text:span text:style-name="T1">, so the template </text:span>
<text:span text:style-name="Code_20_Inline">
<text:span text:style-name="T1">convert</text:span>
</text:span>
<text:span text:style-name="T1"> collides with every other function named </text:span>
<text:span text:style-name="Code_20_Inline">
<text:span text:style-name="T1">convert</text:span>
</text:span>
<text:span text:style-name="T1"> that takes one argument, even if that argument has nothing to do with </text:span>
<text:span text:style-name="Code_20_Inline">
<text:span text:style-name="T1">rational</text:span>
</text:span>
<text:span text:style-name="T1">.</text:span>
</text:p>
      <text:p text:style-name="Text_20_body">
<text:span text:style-name="T1">The details are more complicated than I’ve described, but the short version will do for now as a justification for writing a member function template instead of a free function template. Listing 48-10 shows how you might write the </text:span>
<text:span text:style-name="Code_20_Inline">
<text:span text:style-name="T1">convert</text:span>
</text:span>
<text:span text:style-name="T1"> member function template.</text:span>
</text:p>
      <text:p text:style-name="Code_20_Caption"><text:span text:style-name="T9">Listing 48-10.</text:span> Implementing a Member Function Template</text:p>
      <text:p text:style-name="Code">class rational</text:p>
      <text:p text:style-name="Code">{</text:p>
      <text:p text:style-name="Code"><text:soft-page-break/>public:</text:p>
      <text:p text:style-name="Code"><text:span text:style-name="T10"><text:s text:c="2"/></text:span>rational() : rational{0} {}</text:p>
      <text:p text:style-name="Code"><text:span text:style-name="T10"><text:s text:c="2"/></text:span>rational(int num) : numerator_{num}, denominator_{1} {}</text:p>
      <text:p text:style-name="Code"><text:span text:style-name="T10"><text:s text:c="2"/></text:span>rational(int num, int den);</text:p>
      <text:p text:style-name="Code"><text:span text:style-name="T10"><text:s text:c="2"/></text:span>rational(double r);</text:p>
      <text:p text:style-name="Code"/>
      <text:p text:style-name="Code"><text:span text:style-name="T10"><text:s text:c="2"/></text:span>template&lt;class T&gt;</text:p>
      <text:p text:style-name="Code"><text:span text:style-name="T10"><text:s text:c="2"/></text:span>T convert()</text:p>
      <text:p text:style-name="Code"><text:span text:style-name="T10"><text:s text:c="2"/></text:span>const</text:p>
      <text:p text:style-name="Code"><text:span text:style-name="T10"><text:s text:c="2"/></text:span>{</text:p>
      <text:p text:style-name="Code"><text:span text:style-name="T10"><text:s text:c="4"/></text:span>return static_cast&lt;T&gt;(numerator()) / static_cast&lt;T&gt;(denominator());</text:p>
      <text:p text:style-name="Code"><text:span text:style-name="T10"><text:s text:c="2"/></text:span>}</text:p>
      <text:p text:style-name="Code"/>
      <text:p text:style-name="Code">... omitted for brevity ...</text:p>
      <text:p text:style-name="Code">};</text:p>
      <text:p text:style-name="P6">Generic programming is a powerful technique, and as you learn more about it in the next several Explorations, you will see how expressive and useful this programming paradigm i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8 </text:span>
<text:span text:style-name="MT2"></text:span>
<text:span text:style-name="MT3"> Function Templates</text:span>
</text:p>
      </style:header>
      <style:header-left style:display="false">
        <text:p text:style-name="Header">
<text:span text:style-name="MT3">CHAPTER 48 </text:span>
<text:span text:style-name="MT2"></text:span>
<text:span text:style-name="MT3"> Function Template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8:46:00</meta:creation-date>
    <dc:creator>Ray Lischner</dc:creator>
    <dc:date>2013-10-27T21:22:41</dc:date>
    <meta:print-date>2009-03-19T10:05:00</meta:print-date>
    <meta:editing-cycles>6</meta:editing-cycles>
    <meta:editing-duration>PT24M</meta:editing-duration>
    <meta:generator>LibreOffice/4.0-5$Linux_X86_64 LibreOffice_project/400m0$Build-305</meta:generator>
    <meta:document-statistic meta:table-count="0" meta:image-count="0" meta:object-count="0" meta:page-count="10" meta:paragraph-count="240" meta:word-count="3066" meta:character-count="18958" meta:non-whitespace-character-count="15947"/>
    <meta:user-defined meta:name="Chapter Number">4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